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ManagerServiceImpl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ctoryManagerService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anagerServiceImp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ManagerServiceImpl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actoryManagerServiceImpl.getFactory( Class th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